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56in"/>
    </style:style>
    <style:style style:name="co3" style:family="table-column">
      <style:table-column-properties fo:break-before="auto" style:column-width="2.7693in"/>
    </style:style>
    <style:style style:name="co4" style:family="table-column">
      <style:table-column-properties fo:break-before="auto" style:column-width="3.9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6099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URL Endpoi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Example parameters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fattura/aggiungi-persona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{“nome”=”mario”,”cognome”=”rossi” … }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fattura/crea</text:p>
          </table:table-cell>
          <table:table-cell office:value-type="string" calcext:value-type="string">
            <text:p>user, whatIWant</text:p>
          </table:table-cell>
          <table:table-cell office:value-type="string" calcext:value-type="string">
            <text:p>user=8&amp;whatIWant=”persone”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fattura/salva</text:p>
          </table:table-cell>
          <table:table-cell office:value-type="string" calcext:value-type="string">
            <text:p>fattura, articoli</text:p>
          </table:table-cell>
          <table:table-cell office:value-type="string" calcext:value-type="string">
            <text:p>{“conto”=3,”persona”=11,”scadenza”=0, … }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{{“numeroFattura”=123,”descrizione”=”qualcosa”, … },{…},{…}}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rchivio/getAllMineInvoice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=8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rchivio/singleInvoic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=456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rchivio/singleInvoic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=456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idConto, user</text:p>
          </table:table-cell>
          <table:table-cell office:value-type="string" calcext:value-type="string">
            <text:p>IdConto=4&amp;user=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conto</text:p>
          </table:table-cell>
          <table:table-cell office:value-type="string" calcext:value-type="string">
            <text:p>{“id”=4,”nome”=”pippo”,”prefisso”=”fat-”, … }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idConto, put, prefisso, nome</text:p>
          </table:table-cell>
          <table:table-cell office:value-type="string" calcext:value-type="string">
            <text:p>idConto=4&amp;put=”nome”&amp;nome=”nuovo nome”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profilo/conti</text:p>
          </table:table-cell>
          <table:table-cell office:value-type="string" calcext:value-type="string">
            <text:p>idConto</text:p>
          </table:table-cell>
          <table:table-cell office:value-type="string" calcext:value-type="string">
            <text:p>IdConto=4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idPersona, user</text:p>
          </table:table-cell>
          <table:table-cell office:value-type="string" calcext:value-type="string">
            <text:p>IdPersona=203&amp;user=8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{“nome”=”mario”,”cognome”=”rossi” … }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persona</text:p>
          </table:table-cell>
          <table:table-cell office:value-type="string" calcext:value-type="string">
            <text:p>{“nome”=”mario”,”cognome”=”rossi” … }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profilo/persone</text:p>
          </table:table-cell>
          <table:table-cell office:value-type="string" calcext:value-type="string">
            <text:p>idPersona</text:p>
          </table:table-cell>
          <table:table-cell office:value-type="string" calcext:value-type="string">
            <text:p>IdPersona=203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profilo/profilo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=8</text:p>
          </table:table-cell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profilo/profilo</text:p>
          </table:table-cell>
          <table:table-cell office:value-type="string" calcext:value-type="string">
            <text:p>user, put, nuovoNomeUtente, updatedUser</text:p>
          </table:table-cell>
          <table:table-cell office:value-type="string" calcext:value-type="string">
            <text:p>user=8&amp;put=”username”&amp;nuovoNomeUtente=”mario”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{“id”=8,“nome”=”mario”,”cognome”=”rossi” … 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4:50:52.729263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12:42:01.484328351</meta:creation-date>
    <meta:generator>LibreOffice/6.3.5.2$Linux_X86_64 LibreOffice_project/30$Build-2</meta:generator>
    <dc:date>2020-03-27T15:28:19.988653957</dc:date>
    <meta:editing-duration>PT20M59S</meta:editing-duration>
    <meta:editing-cycles>2</meta:editing-cycles>
    <meta:document-statistic meta:table-count="1" meta:cell-count="70" meta:object-count="0"/>
  </office:meta>
</office:document-meta>
</file>